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9B0000071C5405917EEBDBD2DE.png" manifest:media-type="image/png"/>
  <manifest:file-entry manifest:full-path="Pictures/1000020100000CBE000005B249BE1A2511195875.png" manifest:media-type="image/png"/>
  <manifest:file-entry manifest:full-path="Pictures/10000201000009790000071C838A088FDD25457F.png" manifest:media-type="image/png"/>
  <manifest:file-entry manifest:full-path="Pictures/1000020100000AB90000071C3C165A792A12A84C.png" manifest:media-type="image/png"/>
  <manifest:file-entry manifest:full-path="Pictures/10000201000009F30000079153797FBD484238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6666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draw:stroke-dash="Dashed_20__28_var_29__20_4" svg:stroke-color="#6666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3cm"/>
    </style:style>
    <style:style style:name="gr4" style:family="graphic" style:parent-style-name="standard" style:list-style-name="L1">
      <style:graphic-properties draw:stroke="solid" svg:stroke-color="#666666" draw:fill="none" draw:fill-color="#ffffff" draw:textarea-horizontal-align="justify" draw:auto-grow-height="true" draw:auto-grow-width="false" fo:min-height="1.781cm" fo:min-width="0cm"/>
    </style:style>
    <style:style style:name="gr5" style:family="graphic" style:parent-style-name="standard">
      <style:graphic-properties svg:stroke-width="0.2cm" svg:stroke-color="#000000" draw:marker-start="" draw:marker-start-width="0.8cm" draw:marker-end="Symmetric_20_Arrow" draw:marker-end-width="0.7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00" draw:marker-start-width="0.8cm" draw:marker-end="Symmetric_20_Arrow" draw:marker-end-width="0.7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marker-start="" draw:marker-start-width="1cm" draw:marker-end="Symmetric_20_Arrow" draw:marker-end-width="0.7cm" draw:textarea-vertical-align="middle" fo:padding-top="0.225cm" fo:padding-bottom="0.225cm" fo:padding-left="0.35cm" fo:padding-right="0.3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3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3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3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3cm"/>
    </style:style>
    <style:style style:name="gr13" style:family="graphic" style:parent-style-name="standard">
      <style:graphic-properties svg:stroke-width="0.2cm" svg:stroke-color="#000000" draw:marker-start-width="0.8cm" draw:marker-end="Symmetric_20_Arrow" draw:marker-end-width="0.65cm" draw:textarea-vertical-align="middle" fo:padding-top="0.225cm" fo:padding-bottom="0.225cm" fo:padding-left="0.35cm" fo:padding-right="0.3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fo:font-weight="bold" style:letter-kerning="true" style:font-name-asian="Noto Sans CJK SC" style:font-size-asian="18pt" style:font-name-complex="Lohit Devanagari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DejaVu Sans" fo:font-size="10.8999996185303pt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DejaVu Sans" fo:font-size="16pt" fo:font-weight="bold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-color="#ffffff"/>
    </style:style>
    <style:style style:name="T1" style:family="text">
      <style:text-properties style:font-name="DejaVu Sans" fo:font-size="16pt" fo:font-weight="bold"/>
    </style:style>
    <style:style style:name="T2" style:family="text">
      <style:text-properties style:font-name="DejaVu Sans" fo:font-size="10.8999996185303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style:font-name="DejaVu Sans" fo:font-size="16pt" fo:font-weight="bold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7.542cm" svg:height="4.856cm" svg:x="9.968cm" svg:y="1.695cm">
          <draw:image xlink:href="Pictures/1000020100000AB90000071C3C165A792A12A84C.png" xlink:type="simple" xlink:show="embed" xlink:actuate="onLoad">
            <text:p/>
          </draw:image>
        </draw:frame>
        <draw:frame draw:style-name="gr1" draw:text-style-name="P1" xml:id="id3" draw:id="id3" draw:layer="layout" svg:width="6.7cm" svg:height="4.948cm" svg:x="19.356cm" svg:y="1.631cm">
          <draw:image xlink:href="Pictures/10000201000009F30000079153797FBD484238F5.png" xlink:type="simple" xlink:show="embed" xlink:actuate="onLoad">
            <text:p/>
          </draw:image>
        </draw:frame>
        <draw:frame draw:style-name="gr1" draw:text-style-name="P1" xml:id="id1" draw:id="id1" draw:layer="layout" svg:width="6.633cm" svg:height="4.835cm" svg:x="1.423cm" svg:y="1.73cm">
          <draw:image xlink:href="Pictures/10000201000009790000071C838A088FDD25457F.png" xlink:type="simple" xlink:show="embed" xlink:actuate="onLoad">
            <text:p/>
          </draw:image>
        </draw:frame>
        <draw:frame draw:style-name="gr2" draw:text-style-name="P1" xml:id="id4" draw:id="id4" draw:layer="layout" svg:width="6.749cm" svg:height="4.4cm" svg:x="1.451cm" svg:y="9.13cm">
          <draw:image xlink:href="Pictures/1000020100000A9B0000071C5405917EEBDBD2DE.png" xlink:type="simple" xlink:show="embed" xlink:actuate="onLoad">
            <text:p/>
          </draw:image>
        </draw:frame>
        <draw:frame draw:style-name="gr1" draw:text-style-name="P1" xml:id="id5" draw:id="id5" draw:layer="layout" svg:width="10.2cm" svg:height="4.428cm" svg:x="9.656cm" svg:y="9.098cm">
          <draw:image xlink:href="Pictures/1000020100000CBE000005B249BE1A2511195875.png" xlink:type="simple" xlink:show="embed" xlink:actuate="onLoad">
            <text:p/>
          </draw:image>
        </draw:frame>
        <draw:frame draw:style-name="gr3" draw:text-style-name="P2" draw:layer="layout" svg:width="0.8cm" svg:height="0.913cm" svg:x="9.456cm" svg:y="8.22cm">
          <draw:text-box>
            <text:p><text:span text:style-name="T1">e</text:span></text:p>
          </draw:text-box>
        </draw:frame>
        <draw:frame draw:style-name="gr4" draw:text-style-name="P4" xml:id="id6" draw:id="id6" draw:layer="layout" svg:width="5cm" svg:height="2.031cm" svg:x="21.056cm" svg:y="10.33cm">
          <draw:text-box>
            <text:p text:style-name="P3"><text:span text:style-name="T2">Trend significance </text:span></text:p>
            <text:p text:style-name="P3"><text:span text:style-name="T2">(MK test)</text:span></text:p>
            <text:p text:style-name="P3"><text:span text:style-name="T2"/></text:p>
            <text:p text:style-name="P3"><text:span text:style-name="T2">Field significance</text:span></text:p>
          </draw:text-box>
        </draw:frame>
        <draw:connector draw:style-name="gr5" draw:text-style-name="P5" draw:layer="layout" draw:type="line" svg:x1="8.056cm" svg:y1="4.147cm" svg:x2="9.968cm" svg:y2="4.123cm" draw:start-shape="id1" draw:end-shape="id2" draw:end-glue-point="3" svg:d="M8056 4147l1912-24" svg:viewBox="0 0 1913 25">
          <text:p/>
        </draw:connector>
        <draw:connector draw:style-name="gr6" draw:text-style-name="P5" draw:layer="layout" draw:type="line" svg:x1="17.51cm" svg:y1="4.123cm" svg:x2="19.356cm" svg:y2="4.105cm" draw:start-shape="id2" draw:end-shape="id3" svg:d="M17510 4123l1846-18" svg:viewBox="0 0 1847 19">
          <text:p/>
        </draw:connector>
        <draw:connector draw:style-name="gr6" draw:text-style-name="P5" draw:layer="layout" svg:x1="22.706cm" svg:y1="6.579cm" svg:x2="4.825cm" svg:y2="9.13cm" draw:start-shape="id3" draw:start-glue-point="2" draw:end-shape="id4" svg:d="M22706 6579v1276h-17881v1275" svg:viewBox="0 0 17882 2552">
          <text:p/>
        </draw:connector>
        <draw:connector draw:style-name="gr6" draw:text-style-name="P5" draw:layer="layout" draw:type="line" svg:x1="8.2cm" svg:y1="11.33cm" svg:x2="9.656cm" svg:y2="11.312cm" draw:start-shape="id4" draw:end-shape="id5" svg:d="M8200 11330l1456-18" svg:viewBox="0 0 1457 19">
          <text:p/>
        </draw:connector>
        <draw:connector draw:style-name="gr7" draw:text-style-name="P5" draw:layer="layout" draw:type="line" svg:x1="21.056cm" svg:y1="11.345cm" svg:x2="19.856cm" svg:y2="11.312cm" draw:start-shape="id6" draw:start-glue-point="3" draw:end-shape="id5" svg:d="M21056 11345l-1200-33" svg:viewBox="0 0 1201 34">
          <text:p/>
        </draw:connector>
        <draw:frame draw:style-name="gr8" draw:text-style-name="P2" draw:layer="layout" svg:width="0.8cm" svg:height="0.913cm" svg:x="20.956cm" svg:y="9.452cm">
          <draw:text-box>
            <text:p><text:span text:style-name="T1">f</text:span></text:p>
          </draw:text-box>
        </draw:frame>
        <draw:frame draw:style-name="gr9" draw:text-style-name="P2" draw:layer="layout" svg:width="0.8cm" svg:height="0.913cm" svg:x="1.256cm" svg:y="8.252cm">
          <draw:text-box>
            <text:p><text:span text:style-name="T1">d</text:span></text:p>
          </draw:text-box>
        </draw:frame>
        <draw:frame draw:style-name="gr10" draw:text-style-name="P6" draw:layer="layout" svg:width="0.8cm" svg:height="0.913cm" svg:x="1.223cm" svg:y="0.852cm">
          <draw:text-box>
            <text:p text:style-name="P3"><text:span text:style-name="T3">a</text:span></text:p>
          </draw:text-box>
        </draw:frame>
        <draw:frame draw:style-name="gr11" draw:text-style-name="P6" draw:layer="layout" svg:width="0.8cm" svg:height="0.913cm" svg:x="9.768cm" svg:y="0.817cm">
          <draw:text-box>
            <text:p text:style-name="P3"><text:span text:style-name="T3">b</text:span></text:p>
          </draw:text-box>
        </draw:frame>
        <draw:frame draw:style-name="gr12" draw:text-style-name="P6" draw:layer="layout" svg:width="0.8cm" svg:height="0.913cm" svg:x="19.156cm" svg:y="0.73cm">
          <draw:text-box>
            <text:p text:style-name="P3"><text:span text:style-name="T3">c</text:span></text:p>
          </draw:text-box>
        </draw:frame>
        <draw:connector draw:style-name="gr13" draw:text-style-name="P5" draw:layer="layout" svg:x1="22.706cm" svg:y1="6.579cm" svg:x2="23.556cm" svg:y2="10.33cm" draw:start-shape="id3" draw:end-shape="id6" svg:d="M22706 6579v1876h850v1875" svg:viewBox="0 0 851 3752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8cm" fo:margin-bottom="0cm" fo:text-indent="0cm"/>
      <style:text-properties fo:font-size="26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2cm" fo:margin-bottom="0cm" fo:text-indent="0cm"/>
      <style:text-properties fo:font-size="2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7cm" fo:margin-bottom="0cm" fo:text-indent="0cm"/>
      <style:text-properties fo:font-size="1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1cm" fo:margin-bottom="0cm" fo:text-indent="0cm"/>
      <style:text-properties fo:font-size="1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1cm" fo:margin-bottom="0cm" fo:text-indent="0cm"/>
      <style:text-properties fo:font-size="1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1cm" fo:margin-bottom="0cm" fo:text-indent="0cm"/>
      <style:text-properties fo:font-size="1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1cm" fo:margin-bottom="0cm" fo:text-indent="0cm"/>
      <style:text-properties fo:font-size="1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1cm" fo:margin-bottom="0cm" fo:text-indent="0cm"/>
      <style:text-properties fo:font-size="1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2cm" svg:x="1cm" svg:y="3.862cm"/>
      <draw:page-thumbnail draw:layer="backgroundobjects" svg:width="8.999cm" svg:height="4.82cm" svg:x="1cm" svg:y="12.438cm"/>
      <draw:page-thumbnail draw:layer="backgroundobjects" svg:width="8.999cm" svg:height="4.82cm" svg:x="1cm" svg:y="21.014cm"/>
      <draw:page-thumbnail draw:layer="backgroundobjects" svg:width="8.999cm" svg:height="4.82cm" svg:x="11cm" svg:y="3.862cm"/>
      <draw:page-thumbnail draw:layer="backgroundobjects" svg:width="8.999cm" svg:height="4.82cm" svg:x="11cm" svg:y="12.438cm"/>
      <draw:page-thumbnail draw:layer="backgroundobjects" svg:width="8.999cm" svg:height="4.82cm" svg:x="11cm" svg:y="21.014cm"/>
    </style:handout-master>
    <style:master-page style:name="Default" style:page-layout-name="PM1" draw:style-name="Mdp1">
      <draw:frame presentation:style-name="Default-title" draw:layer="backgroundobjects" svg:width="25.199cm" svg:height="2.505cm" svg:x="1.4cm" svg:y="0.595cm" presentation:class="title" presentation:placeholder="true">
        <draw:text-box/>
      </draw:frame>
      <draw:frame presentation:style-name="Default-outline1" draw:layer="backgroundobjects" svg:width="25.199cm" svg:height="8.699cm" svg:x="1.4cm" svg:y="3.507cm" presentation:class="outline" presentation:placeholder="true">
        <draw:text-box/>
      </draw:frame>
      <draw:frame presentation:style-name="Mpr1" draw:text-style-name="MP2" draw:layer="backgroundobjects" svg:width="6.523cm" svg:height="1.034cm" svg:x="1.4cm" svg:y="13.6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34cm" svg:x="9.576cm" svg:y="13.66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34cm" svg:x="20.076cm" svg:y="13.66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5:33:05.632600555</meta:creation-date>
    <dc:date>2020-02-28T11:06:57.255340347</dc:date>
    <meta:editing-duration>PT1H42M30S</meta:editing-duration>
    <meta:editing-cycles>5</meta:editing-cycles>
    <meta:generator>LibreOffice/6.0.7.3$Linux_X86_64 LibreOffice_project/00m0$Build-3</meta:generator>
    <meta:document-statistic meta:object-count="41"/>
  </office:meta>
</office:document-meta>
</file>